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5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0c0c0"/>
      <style:map style:condition="cell-content()=1" style:apply-style-name="Sans_20_nom1" style:base-cell-address="Feuille1.B1"/>
    </style:style>
    <style:style style:name="ce2" style:family="table-cell" style:parent-style-name="Default">
      <style:text-properties fo:color="#c0c0c0"/>
      <style:map style:condition="cell-content()=1" style:apply-style-name="Sans_20_nom1" style:base-cell-address="Feuille1.B1"/>
    </style:style>
    <style:style style:name="ce3" style:family="table-cell" style:parent-style-name="Default">
      <style:text-properties fo:color="#c0c0c0"/>
      <style:map style:condition="cell-content()=1" style:apply-style-name="Sans_20_nom1" style:base-cell-address="Feuille1.B1"/>
    </style:style>
    <style:style style:name="ce4" style:family="table-cell" style:parent-style-name="Default">
      <style:text-properties fo:color="#c0c0c0"/>
      <style:map style:condition="cell-content()=1" style:apply-style-name="Sans_20_nom1" style:base-cell-address="Feuille1.B1"/>
    </style:style>
    <style:style style:name="ce5" style:family="table-cell" style:parent-style-name="Default">
      <style:text-properties fo:color="#c0c0c0"/>
      <style:map style:condition="cell-content()=1" style:apply-style-name="Sans_20_nom1" style:base-cell-address="Feuille1.B1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2" table:number-columns-repeated="5" table:default-cell-style-name="Default"/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DEC2HEX(4*[.E1]+8*[.D1]+16*[.C1]+32*[.B1]+64*[.A1]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DEC2HEX(4*[.E2]+8*[.D2]+16*[.C2]+32*[.B2]+64*[.A2]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DEC2HEX(4*[.E3]+8*[.D3]+16*[.C3]+32*[.B3]+64*[.A3]; 2)" office:value-type="string" office:string-value="00" calcext:value-type="string">
            <text:p>00</text:p>
          </table:table-cell>
          <table:table-cell/>
          <table:table-cell table:formula="of:=&quot;{0x&quot; &amp; [.H1] &amp; &quot;,0x&quot; &amp;[.H2] &amp; &quot;,0x&quot; &amp; [.H3] &amp; &quot;,0x&quot; &amp; [.H4] &amp; &quot;,0x&quot; &amp; [.H5] &amp; &quot;}&quot;" office:value-type="string" office:string-value="{0x00,0x00,0x00,0x30,0x30}" calcext:value-type="string">
            <text:p>{0x00,0x00,0x00,0x30,0x30}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DEC2HEX(4*[.E4]+8*[.D4]+16*[.C4]+32*[.B4]+64*[.A4]; 2)" office:value-type="string" office:string-value="30" calcext:value-type="string">
            <text:p>3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DEC2HEX(4*[.E5]+8*[.D5]+16*[.C5]+32*[.B5]+64*[.A5]; 2)" office:value-type="string" office:string-value="30" calcext:value-type="string">
            <text:p>30</text:p>
          </table:table-cell>
          <table:table-cell table:number-columns-repeated="2"/>
        </table:table-row>
        <calcext:conditional-formats>
          <calcext:conditional-format calcext:target-range-address="Feuille1.B1:Feuille1.B5">
            <calcext:condition calcext:apply-style-name="Sans nom1" calcext:value="=1" calcext:base-cell-address="Feuille1.B1"/>
          </calcext:conditional-format>
          <calcext:conditional-format calcext:target-range-address="Feuille1.C1:Feuille1.C5">
            <calcext:condition calcext:apply-style-name="Sans nom1" calcext:value="=1" calcext:base-cell-address="Feuille1.C1"/>
          </calcext:conditional-format>
          <calcext:conditional-format calcext:target-range-address="Feuille1.D1:Feuille1.D5">
            <calcext:condition calcext:apply-style-name="Sans nom1" calcext:value="=1" calcext:base-cell-address="Feuille1.D1"/>
          </calcext:conditional-format>
          <calcext:conditional-format calcext:target-range-address="Feuille1.A1:Feuille1.A5">
            <calcext:condition calcext:apply-style-name="Sans nom1" calcext:value="=1" calcext:base-cell-address="Feuille1.A1"/>
          </calcext:conditional-format>
          <calcext:conditional-format calcext:target-range-address="Feuille1.E1:Feuille1.E5">
            <calcext:condition calcext:apply-style-name="Sans nom1" calcext:value="=1" calcext:base-cell-address="Feuille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000000"/>
      <style:text-properties fo:color="#80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21:44:49.844132000</meta:creation-date>
    <dc:date>2014-06-06T22:14:53.509904000</dc:date>
    <meta:editing-duration>PT15M31S</meta:editing-duration>
    <meta:editing-cycles>3</meta:editing-cycles>
    <meta:generator>LibreOffice/4.1.5.3$MacOSX_x86 LibreOffice_project/1c1366bba2ba2b554cd2ca4d87c06da81c05d24</meta:generator>
    <meta:document-statistic meta:table-count="1" meta:cell-count="31" meta:object-count="0"/>
  </office:meta>
</office:document-meta>
</file>